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D0000002E4D0C519B839C59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WWNum1">
      <style:paragraph-properties fo:text-align="start" style:justify-single-word="false"/>
    </style:style>
    <style:style style:name="P3" style:family="paragraph" style:parent-style-name="Standard" style:list-style-name="WWNum2">
      <style:paragraph-properties fo:text-align="start" style:justify-single-word="false"/>
    </style:style>
    <style:style style:name="P4" style:family="paragraph" style:parent-style-name="Standard" style:list-style-name="WWNum3">
      <style:paragraph-properties fo:text-align="start" style:justify-single-word="false"/>
    </style:style>
    <style:style style:name="P5" style:family="paragraph" style:parent-style-name="Standard" style:list-style-name="WWNum4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235a81" style:text-line-through-style="none" style:text-line-through-type="none" style:font-name="sans-serif" fo:font-size="10pt" fo:letter-spacing="normal" fo:font-style="normal" style:text-underline-style="none" fo:font-weight="normal" style:text-blinking="false" style:font-size-asian="10pt" style:font-style-asian="normal" style:font-weight-asian="normal"/>
    </style:style>
    <style:style style:name="T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c7832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Consultas de Funciones agrupadas 2</text:span></text:p>
      <text:p text:style-name="P6"/>
      <text:p text:style-name="P1"><text:span text:style-name="T2">BASE DE DATOS GALERIA</text:span></text:p>
      <text:p text:style-name="P6"/>
      <text:list xml:id="list4131959114" text:style-name="WWNum1">
        <text:list-item>
          <text:p text:style-name="P2"><text:span text:style-name="T2">Muestra el precio máximo de las pinturas que haya comprado el cliente “</text:span><text:bookmark-start text:name="__DdeLink__27_1967407006"/><text:a xlink:type="simple" xlink:href="http://localhost/phpmyadmin/sql.php?db=galeria&amp;table=cliente&amp;pos=0&amp;sql_query=SELECT+*+FROM+`galeria`.`cliente`+WHERE+`dni`+%3D+'12345678Q'&amp;token=09157f910bf99cf593ed97f25f827bb5" text:style-name="Enlace_20_de_20_Internet" text:visited-style-name="Enlace_20_de_20_Internet"><text:span text:style-name="Enlace_20_de_20_Internet"><text:span text:style-name="T3">12345678Q</text:span></text:span></text:a><text:bookmark-end text:name="__DdeLink__27_1967407006"/><text:span text:style-name="T2">”:</text:span></text:p>
        </text:list-item>
      </text:list>
      <text:p text:style-name="P1"><text:span text:style-name="T2"/></text:p>
      <text:p text:style-name="P1"><text:span text:style-name="T5">SELECT </text:span><text:span text:style-name="T6">*</text:span><text:line-break/><text:span text:style-name="T4">FROM </text:span><text:span text:style-name="T7">pintura</text:span><text:line-break/><text:span text:style-name="T4">WHERE </text:span><text:span text:style-name="T8">dni_cliente </text:span><text:span text:style-name="T7">= </text:span><text:span text:style-name="T9">'12345678Q'</text:span><text:line-break/><text:span text:style-name="T9"> <text:s/></text:span><text:span text:style-name="T4">AND </text:span><text:span text:style-name="T8">precio </text:span><text:span text:style-name="T7">= (</text:span><text:line-break/><text:span text:style-name="T7"> <text:s text:c="3"/></text:span><text:span text:style-name="T4">SELECT </text:span><text:span text:style-name="T6">MAX</text:span><text:span text:style-name="T7">(</text:span><text:span text:style-name="T8">precio</text:span><text:span text:style-name="T7">)</text:span><text:line-break/><text:span text:style-name="T7"> <text:s text:c="3"/></text:span><text:span text:style-name="T4">FROM </text:span><text:span text:style-name="T7">pintura</text:span><text:line-break/><text:span text:style-name="T7"> <text:s text:c="3"/></text:span><text:span text:style-name="T4">WHERE </text:span><text:span text:style-name="T8">dni_cliente </text:span><text:span text:style-name="T7">= </text:span><text:span text:style-name="T9">'12345678Q'</text:span><text:span text:style-name="T7">)</text:span></text:p>
      <text:p text:style-name="P1"><text:span text:style-name="T7"/></text:p>
      <text:p text:style-name="P1"><draw:frame draw:style-name="fr1" draw:name="Image1" text:anchor-type="char" svg:width="17cm" svg:height="0.803cm" draw:z-index="0"><draw:image xlink:href="Pictures/10000201000003CD0000002E4D0C519B839C5931.png" xlink:type="simple" xlink:show="embed" xlink:actuate="onLoad" loext:mime-type="image/png"/></draw:frame><text:span text:style-name="T7"/></text:p>
      <text:p text:style-name="P1"><text:span text:style-name="T2"/></text:p>
      <text:list xml:id="list135029766409141" text:continue-numbering="true" text:style-name="WWNum1">
        <text:list-item>
          <text:p text:style-name="P2"><text:span text:style-name="T2">Muestra el precio medio de las pinturas de cada artista:</text:span></text:p>
        </text:list-item>
        <text:list-item>
          <text:p text:style-name="P2"><text:span text:style-name="T2">Muestra el precio final total que ha pagado cada cliente por la compra de pinturas:</text:span></text:p>
        </text:list-item>
        <text:list-item>
          <text:p text:style-name="P2"><text:span text:style-name="T2">Muestra el dinero total que ha ganado cada artista por la venta de sus pinturas:</text:span></text:p>
        </text:list-item>
      </text:list>
      <text:p text:style-name="P1"/>
      <text:p text:style-name="P1">BASE DE DATOS HORARIOS</text:p>
      <text:list xml:id="list866096853" text:style-name="WWNum2">
        <text:list-item>
          <text:p text:style-name="P3">Muestra cuántas asignaturas imparte cada profesor:</text:p>
        </text:list-item>
        <text:list-item>
          <text:p text:style-name="P3">Muestra la cantidad de aulas que hay en el centro:</text:p>
        </text:list-item>
        <text:list-item>
          <text:p text:style-name="P3">Muestra las aulas que tengan la capacidad máxima y mínima:</text:p>
        </text:list-item>
        <text:list-item>
          <text:p text:style-name="P3">Muestra la cantidad de profesores que hay en cada departamento:</text:p>
        </text:list-item>
      </text:list>
      <text:p text:style-name="P1"/>
      <text:p text:style-name="P1">BASE DE DATOS PÁGINAS WEB</text:p>
      <text:list xml:id="list690696735" text:style-name="WWNum3">
        <text:list-item>
          <text:p text:style-name="P4">Muestra el tamaño total de cada extensión de los objetos multimedia:</text:p>
        </text:list-item>
        <text:list-item>
          <text:p text:style-name="P4">Muestra el tamaño medio de los objetos multimedia que empiecen por “img”:</text:p>
        </text:list-item>
        <text:list-item>
          <text:p text:style-name="P4">Muestra la cantidad de nombres de páginas web de cada sitio web (ipsitio):</text:p>
        </text:list-item>
        <text:list-item>
          <text:p text:style-name="P4">Muestra la cantidad de páginas web destino de cada web origen (tabla enlaza):</text:p>
        </text:list-item>
        <text:list-item>
          <text:p text:style-name="P4">Muestra la cantidad de ficheros multimedia que tiene cada web (tabla contiene):</text:p>
        </text:list-item>
      </text:list>
      <text:p text:style-name="P1"/>
      <text:p text:style-name="P1">BASE DE DATOS SEGUROS</text:p>
      <text:p text:style-name="P1"/>
      <text:list xml:id="list1668730600" text:style-name="WWNum4">
        <text:list-item>
          <text:p text:style-name="P5">Muestra el salario máximo y mínimo de la tabla empleado:</text:p>
        </text:list-item>
        <text:list-item>
          <text:p text:style-name="P5">Muestra la cantidad de seguros que ha vendido cada empleado:</text:p>
        </text:list-item>
        <text:list-item>
          <text:p text:style-name="P5">Muestra el importe total de todos los seguros ordenados por la fecha de firma:</text:p>
        </text:list-item>
        <text:list-item>
          <text:p text:style-name="P5">Muestra la cantidad de seguros que se han vendido en 2015: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cabezado" style:family="paragraph" style:parent-style-name="Standard" style:next-style-name="Cuerpo_20_de_20_texto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uerpo_20_de_20_texto" style:display-name="Cuerpo de texto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Lista" style:family="paragraph" style:parent-style-name="Cuerpo_20_de_20_texto" style:default-outline-level="">
      <style:text-properties style:font-name-complex="FreeSans" style:font-family-complex="FreeSans" style:font-family-generic-complex="system" style:font-pitch-complex="variable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Símbolos_20_de_20_numeración" style:display-name="Símbolos de numeración" style:family="text"/>
    <style:style style:name="Enlace_20_de_20_Internet" style:display-name="Enlace de Internet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26T09:06:31</meta:creation-date>
    <dc:language>es-ES</dc:language>
    <meta:editing-cycles>1</meta:editing-cycles>
    <meta:editing-duration>PT4M25S</meta:editing-duration>
    <meta:generator>LibreOffice/6.4.7.2$Linux_X86_64 LibreOffice_project/40$Build-2</meta:generator>
    <dc:date>2022-01-24T13:50:27.717928401</dc:date>
    <meta:document-statistic meta:table-count="0" meta:image-count="1" meta:object-count="0" meta:page-count="1" meta:paragraph-count="23" meta:word-count="254" meta:character-count="1449" meta:non-whitespace-character-count="1221"/>
  </office:meta>
</office:document-meta>
</file>